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variant="normal" fo:text-transform="none" fo:color="#666666" style:font-name="Arial" fo:font-size="11pt" fo:letter-spacing="0.0102in" fo:font-style="normal" fo:font-weight="normal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font-size-asian="10.5pt" style:font-size-complex="12pt"/>
    </style:style>
    <style:style style:name="P4" style:family="paragraph" style:parent-style-name="Heading_20_1">
      <style:paragraph-properties fo:line-height="100%"/>
      <style:text-properties fo:font-variant="normal" fo:text-transform="none" fo:color="#666666" style:font-name="Arial" fo:font-size="11pt" fo:letter-spacing="0.0102in" fo:font-style="normal" fo:font-weight="normal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/>
      <text:p text:style-name="P2">Reitinhaku Dijkstran algoritmia käyttäen</text:p>
      <text:p text:style-name="P2">Toteutus</text:p>
      <text:p text:style-name="P2"/>
      <text:p text:style-name="P3">Toteutukseni ratkaisee ongelman määrittelydokumentin mukaisella tehokkuudella, sillä dijkstran algoritmi toimii käyttäen minimikekoa, jolloin aikavaativuus on pahimmillaan </text:p>
      <text:p text:style-name="P3">((|E|+|V|) log |V|).</text:p>
      <text:p text:style-name="P3">Tämä perustuu keko-operaatioihin joiden aikavaativuus on O(log|V|) ja joita tehdään siis pahimmillaan E=kaarien lukumäärä + V=solmujen lukumäärä.</text:p>
      <text:p text:style-name="P3"/>
      <text:p text:style-name="P3">Tilavaativuudeltaan algoritmini ja tietorakenteeni ovat O(|V|), sillä aluksi tilaa menee keossa verkon solmujen verran ja tämän jälkeen solmuja siirretään listaan tulostamista varten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freesans, clean, sans-serif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1">
      <style:paragraph-properties fo:line-height="100%"/>
      <style:text-properties fo:font-variant="normal" fo:text-transform="none" fo:color="#666666" style:font-name="Arial" fo:font-size="11pt" fo:letter-spacing="0.0102in" fo:font-style="normal" fo:font-weight="normal" style:font-size-asian="11pt" style:font-size-complex="11pt"/>
    </style:style>
    <style:style style:name="MP2" style:family="paragraph" style:parent-style-name="Text_20_body">
      <style:paragraph-properties fo:line-height="100%"/>
      <style:text-properties fo:font-variant="normal" fo:text-transform="none" fo:color="#666666" style:font-name="Arial" fo:font-size="11pt" fo:letter-spacing="0.0102in" fo:font-style="normal" fo:font-weight="normal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1772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0417in" fo:margin-left="0in" fo:margin-right="0in" fo:margin-bottom="0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1">Aineopintojen harjoitustyö: Tietorakenteet ja algoritmit</text:h>
        <text:p text:style-name="MP2">Oskari Jokinen, 014022964 </text:p>
        <text:p text:style-name="MP2">Helsingin Yliopisto, Tietojenkäsittelytieteen laitos, kevät 201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kinen Oskari</meta:initial-creator>
    <meta:creation-date>2014-01-15T15:26:33</meta:creation-date>
    <dc:date>2014-02-24T17:55:14</dc:date>
    <meta:editing-duration>PT1H3M28S</meta:editing-duration>
    <meta:editing-cycles>9</meta:editing-cycles>
    <meta:generator>LibreOffice/3.5$Linux_X86_64 LibreOffice_project/350m1$Build-2</meta:generator>
    <meta:document-statistic meta:table-count="0" meta:image-count="0" meta:object-count="0" meta:page-count="1" meta:paragraph-count="9" meta:word-count="83" meta:character-count="716" meta:non-whitespace-character-count="716"/>
  </office:meta>
</office:document-meta>
</file>